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5f31"/>
    </style:style>
    <style:style style:name="P2" style:family="paragraph" style:parent-style-name="Text_20_body">
      <style:text-properties officeooo:rsid="00136090" officeooo:paragraph-rsid="00136090"/>
    </style:style>
    <style:style style:name="P3" style:family="paragraph" style:parent-style-name="Text_20_body">
      <style:text-properties officeooo:rsid="00136090" officeooo:paragraph-rsid="0014af6d"/>
    </style:style>
    <style:style style:name="P4" style:family="paragraph" style:parent-style-name="Text_20_body">
      <style:text-properties officeooo:rsid="00136090" officeooo:paragraph-rsid="0015bd3c"/>
    </style:style>
    <style:style style:name="P5" style:family="paragraph" style:parent-style-name="Text_20_body">
      <style:text-properties officeooo:paragraph-rsid="00136090"/>
    </style:style>
    <style:style style:name="P6" style:family="paragraph" style:parent-style-name="Text_20_body">
      <style:text-properties officeooo:rsid="0014af6d" officeooo:paragraph-rsid="0014af6d"/>
    </style:style>
    <style:style style:name="P7" style:family="paragraph" style:parent-style-name="Text_20_body">
      <style:text-properties officeooo:rsid="0015bd3c" officeooo:paragraph-rsid="0015bd3c"/>
    </style:style>
    <style:style style:name="P8" style:family="paragraph" style:parent-style-name="Text_20_body">
      <style:text-properties officeooo:rsid="00179351" officeooo:paragraph-rsid="00179351"/>
    </style:style>
    <style:style style:name="P9" style:family="paragraph" style:parent-style-name="Text_20_body">
      <style:text-properties officeooo:paragraph-rsid="00179351"/>
    </style:style>
    <style:style style:name="P10" style:family="paragraph" style:parent-style-name="Text_20_body">
      <style:text-properties officeooo:rsid="001836c0" officeooo:paragraph-rsid="001836c0"/>
    </style:style>
    <style:style style:name="P11" style:family="paragraph" style:parent-style-name="Text_20_body">
      <style:text-properties officeooo:rsid="001836c0" officeooo:paragraph-rsid="001a2dfb"/>
    </style:style>
    <style:style style:name="P12" style:family="paragraph" style:parent-style-name="Text_20_body">
      <style:text-properties officeooo:rsid="001a2dfb" officeooo:paragraph-rsid="001a2dfb"/>
    </style:style>
    <style:style style:name="P13" style:family="paragraph" style:parent-style-name="Text_20_body">
      <style:text-properties officeooo:rsid="001bc4d3" officeooo:paragraph-rsid="001bc4d3"/>
    </style:style>
    <style:style style:name="P14" style:family="paragraph" style:parent-style-name="Text_20_body">
      <style:text-properties officeooo:rsid="001e1f93" officeooo:paragraph-rsid="001e1f93"/>
    </style:style>
    <style:style style:name="P15" style:family="paragraph" style:parent-style-name="Text_20_body">
      <style:text-properties officeooo:rsid="0020f341" officeooo:paragraph-rsid="0020f341"/>
    </style:style>
    <style:style style:name="P16" style:family="paragraph" style:parent-style-name="Text_20_body">
      <style:text-properties officeooo:rsid="00215b7a" officeooo:paragraph-rsid="00215b7a"/>
    </style:style>
    <style:style style:name="P17" style:family="paragraph" style:parent-style-name="Text_20_body">
      <style:text-properties fo:font-style="normal" officeooo:rsid="00215b7a" officeooo:paragraph-rsid="00215b7a" style:font-style-asian="normal" style:font-style-complex="normal"/>
    </style:style>
    <style:style style:name="P18" style:family="paragraph" style:parent-style-name="Text_20_body">
      <style:text-properties officeooo:rsid="00136090" officeooo:paragraph-rsid="00136090"/>
    </style:style>
    <style:style style:name="P19" style:family="paragraph" style:parent-style-name="Text_20_body">
      <style:text-properties officeooo:rsid="0014af6d"/>
    </style:style>
    <style:style style:name="P20" style:family="paragraph" style:parent-style-name="Text_20_body">
      <style:text-properties officeooo:rsid="0015bd3c" officeooo:paragraph-rsid="00136090"/>
    </style:style>
    <style:style style:name="P21" style:family="paragraph" style:parent-style-name="Text_20_body">
      <style:text-properties fo:font-style="normal" officeooo:rsid="001836c0" officeooo:paragraph-rsid="001836c0" style:font-style-asian="normal" style:font-style-complex="normal"/>
    </style:style>
    <style:style style:name="P22" style:family="paragraph" style:parent-style-name="Text_20_body">
      <style:text-properties fo:font-style="normal" officeooo:rsid="001c32d3" officeooo:paragraph-rsid="001c32d3" style:font-style-asian="normal" style:font-style-complex="normal"/>
    </style:style>
    <style:style style:name="P23" style:family="paragraph" style:parent-style-name="Text_20_body">
      <style:text-properties fo:font-style="normal" officeooo:rsid="001e1f93" officeooo:paragraph-rsid="001e1f93" style:font-style-asian="normal" style:font-style-complex="normal"/>
    </style:style>
    <style:style style:name="P24" style:family="paragraph" style:parent-style-name="Text_20_body">
      <style:text-properties fo:font-style="normal" officeooo:rsid="00215b7a" officeooo:paragraph-rsid="00215b7a" style:font-style-asian="normal" style:font-style-complex="normal"/>
    </style:style>
    <style:style style:name="P25" style:family="paragraph" style:parent-style-name="Text_20_body">
      <style:text-properties officeooo:rsid="00249cc5" officeooo:paragraph-rsid="00249cc5"/>
    </style:style>
    <style:style style:name="P26" style:family="paragraph" style:parent-style-name="Text_20_body">
      <style:text-properties officeooo:rsid="00249cc5" officeooo:paragraph-rsid="00262b1d"/>
    </style:style>
    <style:style style:name="P27" style:family="paragraph" style:parent-style-name="Text_20_body">
      <style:text-properties officeooo:paragraph-rsid="00249cc5"/>
    </style:style>
    <style:style style:name="P28" style:family="paragraph" style:parent-style-name="Text_20_body">
      <style:text-properties officeooo:rsid="00262b1d" officeooo:paragraph-rsid="00262b1d"/>
    </style:style>
    <style:style style:name="P29" style:family="paragraph" style:parent-style-name="Text_20_body">
      <style:text-properties officeooo:rsid="00262b1d" officeooo:paragraph-rsid="002800b2"/>
    </style:style>
    <style:style style:name="P30" style:family="paragraph" style:parent-style-name="Text_20_body">
      <style:text-properties officeooo:rsid="002800b2" officeooo:paragraph-rsid="002800b2"/>
    </style:style>
    <style:style style:name="P31" style:family="paragraph" style:parent-style-name="Text_20_body">
      <style:text-properties officeooo:rsid="0028c207" officeooo:paragraph-rsid="0028c207"/>
    </style:style>
    <style:style style:name="T1" style:family="text">
      <style:text-properties officeooo:rsid="00135f31"/>
    </style:style>
    <style:style style:name="T2" style:family="text">
      <style:text-properties officeooo:rsid="00136090"/>
    </style:style>
    <style:style style:name="T3" style:family="text">
      <style:text-properties officeooo:rsid="0014af6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af6d" style:font-style-asian="italic" style:font-style-complex="italic"/>
    </style:style>
    <style:style style:name="T6" style:family="text">
      <style:text-properties fo:font-style="italic" officeooo:rsid="001836c0" style:font-style-asian="italic" style:font-style-complex="italic"/>
    </style:style>
    <style:style style:name="T7" style:family="text">
      <style:text-properties fo:font-style="italic" officeooo:rsid="001a2dfb" style:font-style-asian="italic" style:font-style-complex="italic"/>
    </style:style>
    <style:style style:name="T8" style:family="text">
      <style:text-properties fo:font-style="italic" officeooo:rsid="00249cc5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af6d" style:font-style-asian="normal" style:font-style-complex="normal"/>
    </style:style>
    <style:style style:name="T11" style:family="text">
      <style:text-properties fo:font-style="normal" officeooo:rsid="001836c0" style:font-style-asian="normal" style:font-style-complex="normal"/>
    </style:style>
    <style:style style:name="T12" style:family="text">
      <style:text-properties fo:font-style="normal" officeooo:rsid="001a2dfb" style:font-style-asian="normal" style:font-style-complex="normal"/>
    </style:style>
    <style:style style:name="T13" style:family="text">
      <style:text-properties fo:font-style="normal" officeooo:rsid="001fa193" style:font-style-asian="normal" style:font-style-complex="normal"/>
    </style:style>
    <style:style style:name="T14" style:family="text">
      <style:text-properties fo:font-style="normal" officeooo:rsid="00215b7a" style:font-style-asian="normal" style:font-style-complex="normal"/>
    </style:style>
    <style:style style:name="T15" style:family="text">
      <style:text-properties fo:font-style="normal" officeooo:rsid="00262b1d" style:font-style-asian="normal" style:font-style-complex="normal"/>
    </style:style>
    <style:style style:name="T16" style:family="text">
      <style:text-properties fo:font-style="normal" officeooo:rsid="002800b2" style:font-style-asian="normal" style:font-style-complex="normal"/>
    </style:style>
    <style:style style:name="T17" style:family="text">
      <style:text-properties fo:font-style="normal" officeooo:rsid="0028c207" style:font-style-asian="normal" style:font-style-complex="normal"/>
    </style:style>
    <style:style style:name="T18" style:family="text">
      <style:text-properties officeooo:rsid="0015bd3c"/>
    </style:style>
    <style:style style:name="T19" style:family="text">
      <style:text-properties officeooo:rsid="00179351"/>
    </style:style>
    <style:style style:name="T20" style:family="text">
      <style:text-properties officeooo:rsid="001836c0"/>
    </style:style>
    <style:style style:name="T21" style:family="text">
      <style:text-properties officeooo:rsid="001a2dfb"/>
    </style:style>
    <style:style style:name="T22" style:family="text">
      <style:text-properties officeooo:rsid="001bc4d3"/>
    </style:style>
    <style:style style:name="T23" style:family="text">
      <style:text-properties officeooo:rsid="00249cc5"/>
    </style:style>
    <style:style style:name="T24" style:family="text">
      <style:text-properties officeooo:rsid="0028c2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<text:span text:style-name="T1">ges </text:span></text:h>
      <text:p text:style-name="P1"><text:span text:style-name="T19">Notre logiciel est un </text:span>éditeur de formes géométriques <text:span text:style-name="T19">en ligne de commande (sans</text:span> interface graphique<text:span text:style-name="T19">)</text:span>. L'éditeur permet l<text:span text:style-name="T1">a </text:span>gestion de<text:span text:style-name="T19">s</text:span> formes géométriques suivantes <text:span text:style-name="T19">dans un plan possédant un repère cartésien XY</text:span> :</text:p>
      <text:p text:style-name="Text_20_body">Segment <text:span text:style-name="T2">de droite ;</text:span></text:p>
      <text:p text:style-name="Text_20_body">Rectangle <text:span text:style-name="T2">au côtés parallèles aux axes du graphique ;</text:span></text:p>
      <text:p text:style-name="Text_20_body">Polygone convexe ;</text:p>
      <text:p text:style-name="P8">Réunion et intersection des formes précédentes et d'autres intersections et réunions</text:p>
      <text:p text:style-name="P2">Toutes les formes sont considérées comme « fermées » c'est à dire que les points situés sur les bords de la formes font partie de la forme. Les objets peuvent être vides de tout point (les réunions et intersections notamment).</text:p>
      <text:p text:style-name="P9">Il permet a<text:span text:style-name="T2">insi</text:span> d'<text:span text:style-name="T1">effectuer</text:span> :</text:p>
      <text:p text:style-name="Text_20_body"><text:tab/>L'ajout d'un<text:span text:style-name="T3">e</text:span> nouvel<text:span text:style-name="T3">le forme </text:span>(avec l'une de formes présentées précédemment) :</text:p>
      <text:p text:style-name="P19">Commande :</text:p>
      <text:p text:style-name="P6"><text:tab/>COMMANDE Name PARAM</text:p>
      <text:p text:style-name="P3"><text:span text:style-name="T3">R</text:span>éponse :</text:p>
      <text:p text:style-name="P3"><text:tab/>[OK|ERR<text:span text:style-name="T3">]</text:span></text:p>
      <text:p text:style-name="P4">Ajoute un<text:span text:style-name="T3">e forme de type </text:span><text:span text:style-name="T5">COMMANDE</text:span><text:span text:style-name="T3"> (voir ci-dessous) à partir des paramètres </text:span><text:span text:style-name="T5">PARAM</text:span><text:span text:style-name="T3"> (voir ci-dessous) et de nom </text:span><text:span text:style-name="T5">Name</text:span><text:span text:style-name="T10"> , qui est un mot composé de chiffres et de lettres majuscules ou minuscules uniquement. Les paramètres de type nombre sont toujours des entiers dans la limite de int du C++, sauf indication contraire. La réponse est </text:span><text:span text:style-name="T5">OK</text:span><text:span text:style-name="T10"> si la commande s'est bien exécutée, </text:span><text:span text:style-name="T5">ERR</text:span><text:span text:style-name="T10"> sinon. La réponse peut s'accompagner d'un commentaire : une ligne commençant par le caractère # indiquant dans le cas d'une erreur le type d'erreur (</text:span><text:span text:style-name="T5">unkown command</text:span><text:span text:style-name="T10"> </text:span><text:span text:style-name="T11">(lorsque </text:span><text:span text:style-name="T6">COMMANDE</text:span><text:span text:style-name="T11"> n'est pas une commande du logiciel)</text:span><text:span text:style-name="T10">, </text:span><text:span text:style-name="T5">name already used</text:span><text:span text:style-name="T10"> </text:span><text:span text:style-name="T11">(lorsque le nom donné à l'objet à créé est déjà utilisé pour un autre objet)</text:span><text:span text:style-name="T10">, </text:span><text:span text:style-name="T5">invalid parameters</text:span><text:span text:style-name="T10"> </text:span><text:span text:style-name="T11">(lorsque </text:span><text:span text:style-name="T12">les paramètres</text:span><text:span text:style-name="T11"> </text:span><text:span text:style-name="T7">PARAM </text:span><text:span text:style-name="T12">est invalide</text:span><text:span text:style-name="T10">)</text:span><text:span text:style-name="T12">)</text:span></text:p>
      <text:p text:style-name="P2"><text:tab/><text:tab/>Ajouter un segment :</text:p>
      <text:p text:style-name="P2">Commande : </text:p>
      <text:p text:style-name="P2"><text:span text:style-name="T3"><text:tab/>S </text:span>Name X1 Y1 X2 Y2</text:p>
      <text:p text:style-name="P2">Ajoute un segment entre les points de coordonnées (X1, Y1), (X2, Y2), X1, Y1, X2, Y2 étant des nombres.</text:p>
      <text:p text:style-name="P5"><text:tab/><text:tab/><text:span text:style-name="T18">Ajouter un rectangle :</text:span></text:p>
      <text:p text:style-name="P20">Commande :</text:p>
      <text:p text:style-name="P7"><text:tab/>R Name X1 Y1 X2 Y2</text:p>
      <text:p text:style-name="P7"><text:soft-page-break/>Ajoute une rectangle dont le segment d'extrémités de coordonnées (X1, Y1) et (X2, Y2) est une diagonale.</text:p>
      <text:p text:style-name="P7"><text:tab/><text:tab/>Ajouter un polygone convexe <text:span text:style-name="T20">à n côtés</text:span> :</text:p>
      <text:p text:style-name="P8">Comamnde :</text:p>
      <text:p text:style-name="P8"><text:tab/>PC Name X1 Y1 X2 Y2 … Xn Yn</text:p>
      <text:p text:style-name="P8">Ajoute un polygone de cotés de coordonnées (X1, Y1), (X2, Y2) … (Xn, Yn), avec n ≥ 3 uniquement si ce dernier est convexe, sinon une erreur sera générée avec le commentaire <text:span text:style-name="T4">non convex polygo</text:span><text:span text:style-name="T6">n</text:span></text:p>
      <text:p text:style-name="Text_20_body"><text:tab/><text:tab/><text:span text:style-name="T20">Ajouter une réunion de N objets :</text:span></text:p>
      <text:p text:style-name="Text_20_body">C<text:span text:style-name="T20">ommande :</text:span></text:p>
      <text:p text:style-name="P10"><text:tab/>OR Name Name1 Name2 … NameN</text:p>
      <text:p text:style-name="P10">Construit un objet <text:span text:style-name="T4">Name </text:span><text:span text:style-name="T9">comme </text:span>la réunion des N objets <text:span text:style-name="T4">Name1, Name2, … NameN</text:span><text:span text:style-name="T9">. N ≥ 0 (si N = 0 alors on crée un objet vide). Si le nom de l'un des N objets ne correspond pas à un objet déjà existant, </text:span><text:span text:style-name="T12">une erreur de paramètres invalides est renvoyée.</text:span></text:p>
      <text:p text:style-name="P21"><text:tab/><text:tab/>Ajouter une intersection de N objets :</text:p>
      <text:p text:style-name="P21">Commande :</text:p>
      <text:p text:style-name="P21"><text:tab/>OI Name Name1 Name2 … NameN :</text:p>
      <text:p text:style-name="P11"><text:span text:style-name="T9">Construit un objet </text:span><text:span text:style-name="T4">Name</text:span><text:span text:style-name="T9"> comme l'intersection des N objet</text:span><text:span text:style-name="T12">s </text:span><text:span text:style-name="T4">Name1, Name2, … NameN</text:span><text:span text:style-name="T9">. N ≥ 0 (si N = 0 alors on crée un objet vide). </text:span><text:span text:style-name="T12">Les erreurs possibles sont les mêmes que pour la réunion.</text:span></text:p>
      <text:p text:style-name="Text_20_body"><text:tab/>La suppression d'un objet :</text:p>
      <text:p text:style-name="P12">Commande :</text:p>
      <text:p text:style-name="P12"><text:tab/>DELETE Name1 Name2 … NameN</text:p>
      <text:p text:style-name="P12">Réponse : idem Ajout de forme</text:p>
      <text:p text:style-name="P12">Supprime les N objets <text:span text:style-name="T4">Name1, Name2 … NameN</text:span>. Si un nom ne correspond pas à un objet existant, aucun objet n'est supprimé et une erreur de paramètres invalides est renvoyée.</text:p>
      <text:p text:style-name="Text_20_body"><text:tab/>Le déplacement d'un objet :</text:p>
      <text:p text:style-name="P12">Commande :</text:p>
      <text:p text:style-name="Text_20_body"><text:tab/><text:span text:style-name="T21">MOVE Name dX dY</text:span></text:p>
      <text:p text:style-name="P13">Réponse : idem Ajout de forme</text:p>
      <text:p text:style-name="P12">Déplace l'objet <text:span text:style-name="T4">Name</text:span><text:span text:style-name="T9"> d'une distance </text:span><text:span text:style-name="T4">dX </text:span><text:span text:style-name="T9">(nombre) sur l'axe des X et </text:span><text:span text:style-name="T4">dY</text:span><text:span text:style-name="T9"> (nombre) sur l'axe des Y</text:span></text:p>
      <text:p text:style-name="Text_20_body"><text:tab/><text:span text:style-name="T22">La vérification d’appartenance d'un </text:span>point à l'intérieur d'un objet :</text:p>
      <text:p text:style-name="P13">Commande :</text:p>
      <text:p text:style-name="P13"><text:soft-page-break/><text:tab/>HIT Name X Y</text:p>
      <text:p text:style-name="P13">Réponse :</text:p>
      <text:p text:style-name="P13"><text:tab/>[YES|NO]</text:p>
      <text:p text:style-name="P13">Renvoie YES si le point de coordonnées (X, Y) se trouve à l'intérieur (ou au bord) de l'objet <text:span text:style-name="T4">Name</text:span><text:span text:style-name="T9"> NO sinon.</text:span></text:p>
      <text:p text:style-name="P22"><text:tab/>L'énumération des formes géométriques existantes :</text:p>
      <text:p text:style-name="P22">Commande :</text:p>
      <text:p text:style-name="P22"><text:tab/>LIST</text:p>
      <text:p text:style-name="P22">Réponse :</text:p>
      <text:p text:style-name="P22"><text:tab/>Desc1</text:p>
      <text:p text:style-name="P22"><text:tab/>Desc2</text:p>
      <text:p text:style-name="P22"><text:tab/>…<text:line-break/><text:tab/>DescN</text:p>
      <text:p text:style-name="P22">Affiche les descripteurs des formes géométriques existantes, selon le format suivant :</text:p>
      <text:p text:style-name="P23">Pour le rectangle, le segment et le polygone, la description est identique à la commande d'ajout correspondante.</text:p>
      <text:p text:style-name="P14"><text:span text:style-name="T9">Par exemple pour le rectangle de nom </text:span><text:span text:style-name="T4">Name1</text:span><text:span text:style-name="T9"> et de côtés opposés (2,3) et (3,8) : </text:span></text:p>
      <text:p text:style-name="P23"><text:tab/>R <text:s/>Name1 2 3 3 8</text:p>
      <text:p text:style-name="P14"><text:span text:style-name="T9">Pour l'intersection et la réunion </text:span><text:span text:style-name="T13">de N objets</text:span><text:span text:style-name="T9">, </text:span><text:span text:style-name="T13">la forme est la suivante :</text:span></text:p>
      <text:p text:style-name="P15"><text:span text:style-name="T9">Les </text:span><text:span text:style-name="T14">descripteurs complets de l'ensemble des N objets (y compris ceux d'éventuels autres intersections ou réunion), sauf que leur nom est le nom d'origine immédiatement suivi sans séparateur d'un tiret (-) et du nom de l'intersection ou de la réunion</text:span></text:p>
      <text:p text:style-name="P17">La commande de création de l'intersection ou de la réunion</text:p>
      <text:p text:style-name="P17">Le commandes de destruction des N objets </text:p>
      <text:p text:style-name="P17">Exemple :</text:p>
      <text:p text:style-name="P16"><text:span text:style-name="T9">La réunion </text:span><text:span text:style-name="T4">OR1</text:span><text:span text:style-name="T9"> du rectangle </text:span><text:span text:style-name="T4">R1</text:span><text:span text:style-name="T9">, du segment </text:span><text:span text:style-name="T4">S1</text:span><text:span text:style-name="T9"> et de l'intersection </text:span><text:span text:style-name="T4">OI1</text:span><text:span text:style-name="T9"> du polygone </text:span><text:span text:style-name="T4">P1</text:span><text:span text:style-name="T9"> et du segment </text:span><text:span text:style-name="T4">S2 :</text:span></text:p>
      <text:p text:style-name="P17"><text:tab/>R R1-OR1 1 2 3 8</text:p>
      <text:p text:style-name="P17"><text:tab/>S S1-OR1 1 7 45 48</text:p>
      <text:p text:style-name="P17"><text:tab/>PC P1-OI1-OR1 14 45 48 12 45 78 89 56 78 10</text:p>
      <text:p text:style-name="P17"><text:tab/>S S2-OI1-OR1 0 0 2 2</text:p>
      <text:p text:style-name="P17"><text:tab/>OI OI1-OR1 P1-OI1-OR1 S2-OI1-OR1 <text:s/></text:p>
      <text:p text:style-name="P17"><text:soft-page-break/><text:tab/>DELETE <text:s/>P1-OI1-OR1</text:p>
      <text:p text:style-name="P17"><text:tab/>DELETE <text:s/>S2-OI1-OR1</text:p>
      <text:p text:style-name="P17"><text:tab/>OR OR1 R1-OR1 S1-OR1 OI1-OR1</text:p>
      <text:p text:style-name="P17"><text:tab/>DELETE <text:s/>R1-OR1</text:p>
      <text:p text:style-name="P17"><text:tab/>DELELTE <text:s/>S1-OR1</text:p>
      <text:p text:style-name="P17"><text:tab/>DELETE <text:s/>OI1-OR1</text:p>
      <text:p text:style-name="Text_20_body"><text:tab/>La persistance d'un ensemble d'objets construit de cette manière <text:span text:style-name="T23">par</text:span> :</text:p>
      <text:p text:style-name="Text_20_body"><text:tab/><text:tab/><text:span text:style-name="T23">La sauvegarde du modèle courant dans un fichier texte :</text:span></text:p>
      <text:p text:style-name="P25">Commande :</text:p>
      <text:p text:style-name="P25"><text:tab/>SAVE filename</text:p>
      <text:p text:style-name="P25">Réponse : idem ajout de forme</text:p>
      <text:p text:style-name="P27"><text:span text:style-name="T23">Sauvegarde le modèle composé de l'ensemble des formes géométriques existantes dans le fichier </text:span><text:span text:style-name="T8">filename.txt</text:span><text:span text:style-name="T23">, en écrivant dans ce fichier texte l'ensemble de la description normalement affichée par la commande LIST sur la sortie standard.</text:span></text:p>
      <text:p text:style-name="P27"><text:tab/><text:tab/><text:span text:style-name="T23">Le chargement et l'ajout au modèle de l'ensemble des formes d'un modèle précédemment enregistré dans un fichier</text:span></text:p>
      <text:p text:style-name="P25">Commande :</text:p>
      <text:p text:style-name="P25"><text:tab/>LOAD filename</text:p>
      <text:p text:style-name="P25">Réponse : idem ajout de forme</text:p>
      <text:p text:style-name="P26">Charge et ajoute au modèle en cours l'ensemble des <text:span text:style-name="T24">forme</text:span>s du modèle décrit <text:span text:style-name="T9">à la manière d'une commande LIST </text:span>dans le fichier <text:span text:style-name="T4">filename.txt</text:span><text:span text:style-name="T9">.</text:span></text:p>
      <text:p text:style-name="P29"><text:span text:style-name="T16"><text:tab/>La suppression de la totalité des </text:span><text:span text:style-name="T17">formes</text:span><text:span text:style-name="T16"> du modèle actuel :</text:span></text:p>
      <text:p text:style-name="P30"><text:span text:style-name="T9">Commande :</text:span></text:p>
      <text:p text:style-name="P30"><text:span text:style-name="T9"><text:tab/>CLEAR</text:span></text:p>
      <text:p text:style-name="P31"><text:span text:style-name="T9">Réponse : idem ajout de forme</text:span></text:p>
      <text:p text:style-name="P30"><text:span text:style-name="T9">Supprime tou</text:span><text:span text:style-name="T17">tes</text:span><text:span text:style-name="T9"> les </text:span><text:span text:style-name="T17">formes</text:span><text:span text:style-name="T9"> composant le modèle actuel.</text:span></text:p>
      <text:p text:style-name="P26"><text:span text:style-name="T9"><text:tab/></text:span><text:span text:style-name="T15">L'annulation des 1 à 20 dernières opérations :</text:span></text:p>
      <text:p text:style-name="P28"><text:span text:style-name="T9">Commande :</text:span></text:p>
      <text:p text:style-name="P28"><text:span text:style-name="T9"><text:tab/>UNDO</text:span></text:p>
      <text:p text:style-name="P31"><text:span text:style-name="T9">Réponse : idem ajout de forme</text:span></text:p>
      <text:p text:style-name="P28"><text:span text:style-name="T9">Annule la dernière commande non annulée ayant eu un effet sur le modèle (déplacement, </text:span><text:soft-page-break/><text:span text:style-name="T9">suppression </text:span><text:span text:style-name="T16">partielle au totale</text:span><text:span text:style-name="T9">, insertion d'une </text:span><text:span text:style-name="T17">forme</text:span><text:span text:style-name="T9">, chargement d'un fichier). Le programme ne retient au maximum que les 20 dernières commandes annulables.</text:span></text:p>
      <text:p text:style-name="P28"><text:span text:style-name="T9"><text:tab/>La reprise de la dernière modification annulée :</text:span></text:p>
      <text:p text:style-name="P28"><text:span text:style-name="T9">Commande :</text:span></text:p>
      <text:p text:style-name="P28"><text:span text:style-name="T9"><text:tab/>REDO</text:span></text:p>
      <text:p text:style-name="P31"><text:span text:style-name="T9">Réponse : idem ajout de forme</text:span></text:p>
      <text:p text:style-name="P28"><text:span text:style-name="T16">Annule l'effet du dernier appel de</text:span><text:span text:style-name="T9"> commande UNDO </text:span><text:span text:style-name="T16">non déjà annulé par un précédent appel de la commande REDO</text:span><text:span text:style-name="T9">. </text:span><text:span text:style-name="T16">Concrètement cette commande </text:span><text:span text:style-name="T17">a</text:span><text:span text:style-name="T16"> l'effet de la commande annulée par la commande UNDO </text:span><text:span text:style-name="T17">dont on annule l'effet</text:span><text:span text:style-name="T16">. </text:span><text:span text:style-name="T9">La commande REDO n'a d'effet sur le modèle que si elle est précédée d'une commande UNDO, et d'aucune commande de modification du modèle (voir ci-dessus) entre l'appel de UNDO et l'appel de REDO.</text:span></text:p>
      <text:p text:style-name="P28"><text:span text:style-name="T9"><text:tab/></text:span><text:span text:style-name="T17">La fermeture de l'application</text:span></text:p>
      <text:p text:style-name="P31"><text:span text:style-name="T9">Commande :</text:span></text:p>
      <text:p text:style-name="P31"><text:span text:style-name="T9"><text:tab/>EXIT</text:span></text:p>
      <text:p text:style-name="P31"><text:span text:style-name="T9">Pas de réponse</text:span></text:p>
      <text:p text:style-name="P31"><text:span text:style-name="T9">Ferme l'application</text:span></text:p>
      <text:p text:style-name="P2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4:31:11.595361271</meta:creation-date>
    <dc:date>2016-01-17T21:47:55.391711376</dc:date>
    <meta:editing-duration>PT6M21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5" meta:paragraph-count="109" meta:word-count="1107" meta:character-count="6332" meta:non-whitespace-character-count="5264"/>
  </office:meta>
</office:document-meta>
</file>